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0.9618in"/>
    </style:style>
    <style:style style:name="Table1.B" style:family="table-column">
      <style:table-column-properties style:column-width="5.961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2833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4" style:family="table-cell">
      <style:table-cell-properties fo:background-color="transparent" fo:padding="0.0382in" fo:border-left="0.05pt solid #000000" fo:border-right="none" fo:border-top="none" fo:border-bottom="0.05pt solid #000000">
        <style:background-image/>
      </style:table-cell-properties>
    </style:style>
    <style:style style:name="Table1.5" style:family="table-row">
      <style:table-row-properties style:min-row-height="4.1806in"/>
    </style:style>
    <style:style style:name="P1" style:family="paragraph" style:parent-style-name="Table_20_Contents">
      <style:text-properties style:font-name="Liberation Serif" fo:font-size="10pt" fo:font-weight="bold" style:font-size-asian="10pt" style:font-weight-asian="bold" style:font-size-complex="10pt" style:font-weight-complex="bold"/>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background-color="transparent">
        <style:background-image/>
      </style:paragraph-properties>
      <style:text-properties style:font-name="Liberation Serif" fo:font-size="10pt" fo:font-weight="bold" style:font-size-asian="10pt" style:font-weight-asian="bold" style:font-size-complex="10pt" style:font-weight-complex="bold"/>
    </style:style>
    <style:style style:name="P4" style:family="paragraph" style:parent-style-name="Standard">
      <style:text-properties style:font-name="Cantarell" fo:font-size="10pt" fo:font-weight="bold" style:font-size-asian="10pt" style:font-weight-asian="bold" style:font-size-complex="10pt" style:font-weight-complex="bold"/>
    </style:style>
    <style:style style:name="P5" style:family="paragraph" style:parent-style-name="Standard">
      <style:text-properties fo:font-size="10pt" style:font-size-asian="10pt" style:font-size-complex="10pt"/>
    </style:style>
    <style:style style:name="P6" style:family="paragraph" style:parent-style-name="Table_20_Contents" style:list-style-name="L1">
      <style:text-properties fo:font-variant="normal" fo:text-transform="none" fo:color="#222222" style:font-name="Cantarell" fo:font-size="10pt" fo:letter-spacing="normal" fo:font-style="normal" fo:font-weight="normal" style:font-size-asian="10pt" style:font-size-complex="10pt"/>
    </style:style>
    <style:style style:name="T1" style:family="text">
      <style:text-properties style:font-name="Cantarell"/>
    </style:style>
    <style:style style:name="T2" style:family="text">
      <style:text-properties style:font-name="Cantarell" fo:font-weight="bold" style:font-weight-asian="bold" style:font-weight-complex="bold"/>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style:font-name="Liberation Seri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inutes of Meeting </text:p>
      <text:p text:style-name="P5"><text:span text:style-name="T2">GMRT</text:span><text:span text:style-name="T4"><text:tab/></text:span><text:tab/><text:tab/><text:tab/><text:tab/><text:span text:style-name="T2">Minutes of Meeting</text:span></text:p>
      <text:p text:style-name="P5"><text:tab/></text:p>
      <table:table table:name="Table1" table:style-name="Table1">
        <table:table-column table:style-name="Table1.A"/>
        <table:table-column table:style-name="Table1.B"/>
        <table:table-row>
          <table:table-cell table:style-name="Table1.A1" office:value-type="string">
            <text:p text:style-name="P3">Meeting</text:p>
          </table:table-cell>
          <table:table-cell table:style-name="Table1.B1" office:value-type="string">
            <text:p text:style-name="P1">Meeting related to In House CMS development</text:p>
          </table:table-cell>
        </table:table-row>
        <table:table-row table:style-name="Table1.2">
          <table:table-cell table:style-name="Table1.A2" office:value-type="string">
            <text:p text:style-name="P3">Held on</text:p>
          </table:table-cell>
          <table:table-cell table:style-name="Table1.B2" office:value-type="string">
            <text:p text:style-name="P1"><text:s/>7<text:span text:style-name="T3">Th</text:span> October 2014 Time : 3.00 PM to 4.00 PM , GMRT Conference room</text:p>
          </table:table-cell>
        </table:table-row>
        <table:table-row>
          <table:table-cell table:style-name="Table1.A2" office:value-type="string">
            <text:p text:style-name="P3">Attendees</text:p>
          </table:table-cell>
          <table:table-cell table:style-name="Table1.B2" office:value-type="string">
            <text:p text:style-name="P1">NGK, DBB,CPK,SNK &amp; RRU</text:p>
          </table:table-cell>
        </table:table-row>
        <table:table-row>
          <table:table-cell table:style-name="Table1.A4" office:value-type="string">
            <text:p text:style-name="P3">Agenda</text:p>
          </table:table-cell>
          <table:table-cell table:style-name="Table1.B2" office:value-type="string">
            <text:p text:style-name="P1">In House CMS development </text:p>
          </table:table-cell>
        </table:table-row>
        <table:table-row table:style-name="Table1.5">
          <table:table-cell table:style-name="Table1.A4" office:value-type="string">
            <text:p text:style-name="P3">Highlights</text:p>
            <text:p text:style-name="P3">and items</text:p>
            <text:p text:style-name="P3">discussed </text:p>
          </table:table-cell>
          <table:table-cell table:style-name="Table1.B2" office:value-type="string">
            <text:p text:style-name="P2"><text:span text:style-name="T5"><text:s text:c="7"/></text:span><text:span text:style-name="T1"><text:s text:c="2"/></text:span></text:p>
            <text:list xml:id="list3652778641" text:style-name="L1">
              <text:list-item>
                <text:p text:style-name="P6">RRU updated that </text:p>
                <text:p text:style-name="P6">Set up C06 antenna testing. Both MCM are communicating very well with Online_V2.  Restored incms machine with Online_v2 discussion forum, uploaded all documents.</text:p>
                <text:p text:style-name="P6">=&gt; faced issues with Vanilla forum attachment because of Fileupload plugin version.After working for 2-3 and finding the replacement files for class_media_file_upload.php <text:s/>fixed the document uploading issue.</text:p>
                <text:p text:style-name="P6"># NGK suggested RRU to talk to Servo person so that 1 command can be tested for servo system during MTAC period in any one of the antenna.</text:p>
                <text:p text:style-name="P6"># NGK suggested RRU to talk to GAB person so that 3 antenna GAB system can be tested MTAC period.</text:p>
                <text:p text:style-name="P6"/>
              </text:list-item>
              <text:list-item>
                <text:p text:style-name="P6">CPK updated that he had discussion with Mr. Mangesh &amp; Mr. Pravin regarding L2 N/W switch configuration and OF attenuation hardware modification. All the logistics required for 3 antenna testing will be ready by Friday (10.10.2014).</text:p>
                <text:p text:style-name="P6"># NGK suggested CPK to test 1 command related to FPS system.</text:p>
                <text:p text:style-name="P6"/>
              </text:list-item>
              <text:list-item>
                <text:p text:style-name="P6">We all had discussion related to FE &amp; FPS system testing during MTAC period. From the discussion it is clear that FE system using serial link will take some more time and FPS system testing will be done in November month.</text:p>
                <text:list>
                  <text:list-header>
                    <text:p text:style-name="P6"/>
                  </text:list-header>
                </text:list>
              </text:list-item>
              <text:list-item>
                <text:p text:style-name="P6">DBB updated that he has implemented set_fe command in python environment which is having keywords &amp; values pair. Checked with Online-V2 installed in Incms machine.</text:p>
                <text:p text:style-name="P6"># NGK suggested to DBB to write python procedure for GAB system.</text:p>
                <text:p text:style-name="P6"><text:s text:c="4"/>FE system procedure can be tested in Lab setup.</text:p>
                <text:p text:style-name="P6"><text:s/></text:p>
              </text:list-item>
              <text:list-item>
                <text:p text:style-name="P6">NGK asked SNK to create database in MySql database to log monitoring data from MCM cards.</text:p>
                <text:p text:style-name="P6">- Preparation for absentee observation.</text:p>
                <text:p text:style-name="P6"/>
                <text:p text:style-name="P6"/>
              </text:list-item>
            </text:list>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OpenSymbol" svg:font-family="OpenSymbol"/>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2-08-07T13:33:14</meta:creation-date>
    <dc:date>2014-10-07T17:10:47</dc:date>
    <dc:creator>teleset </dc:creator>
    <meta:editing-duration>P2DT12H31M47S</meta:editing-duration>
    <meta:editing-cycles>599</meta:editing-cycles>
    <meta:generator>LibreOffice/3.4$Linux LibreOffice_project/340m1$Build-602</meta:generator>
    <meta:document-statistic meta:table-count="1" meta:image-count="0" meta:object-count="0" meta:page-count="1" meta:paragraph-count="29" meta:word-count="317" meta:character-count="1827" meta:non-whitespace-character-count="1521"/>
  </office:meta>
</office:document-meta>
</file>